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104in" style:rel-column-width="7669*"/>
    </style:style>
    <style:style style:name="Table1.B" style:family="table-column">
      <style:table-column-properties style:column-width="6.1146in" style:rel-column-width="57866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able_20_Contents">
      <style:text-properties style:font-name="Courier 10 Pitch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ursion</text:p>
      <text:p text:style-name="P3">This is not turn-in work, but these are all important facts you should learn.</text:p>
      <text:p text:style-name="P3"/>
      <text:p text:style-name="P2">1.<text:tab/>With a recursive function, you usually hav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.</text:p>
          </table:table-cell>
          <table:table-cell table:style-name="Table1.A1" office:value-type="string">
            <text:p text:style-name="Table_20_Contents">A base-case and at least one iterative-case</text:p>
          </table:table-cell>
        </table:table-row>
        <table:table-row>
          <table:table-cell table:style-name="Table1.A1" office:value-type="string">
            <text:p text:style-name="P5">b.</text:p>
          </table:table-cell>
          <table:table-cell table:style-name="Table1.A1" office:value-type="string">
            <text:p text:style-name="Table_20_Contents">A base-case</text:p>
          </table:table-cell>
        </table:table-row>
        <table:table-row>
          <table:table-cell table:style-name="Table1.A1" office:value-type="string">
            <text:p text:style-name="P5">c.</text:p>
          </table:table-cell>
          <table:table-cell table:style-name="Table1.A1" office:value-type="string">
            <text:p text:style-name="Table_20_Contents">Two iterative-cases</text:p>
          </table:table-cell>
        </table:table-row>
        <table:table-row>
          <table:table-cell table:style-name="Table1.A1" office:value-type="string">
            <text:p text:style-name="P5">d.</text:p>
          </table:table-cell>
          <table:table-cell table:style-name="Table1.A1" office:value-type="string">
            <text:p text:style-name="Table_20_Contents">A static-case</text:p>
          </table:table-cell>
        </table:table-row>
      </table:table>
      <text:p text:style-name="P2"/>
      <text:p text:style-name="P2"/>
      <text:p text:style-name="P2">2.<text:tab/>Step through this program and write the value of <text:span text:style-name="T1">i</text:span><text:span text:style-name="T2"> and </text:span><text:span text:style-name="T1">lastVal </text:span><text:span text:style-name="T2">as you iterate through:</text:span>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int Sum( int i )</text:p>
            <text:p text:style-name="P7">{</text:p>
            <text:p text:style-name="P7"><text:tab/>if ( i == 1 )</text:p>
            <text:p text:style-name="P7"><text:tab/>{</text:p>
            <text:p text:style-name="P7"><text:tab/><text:tab/>return i - 1;</text:p>
            <text:p text:style-name="P7"><text:tab/>}</text:p>
            <text:p text:style-name="P7"></text:p>
            <text:p text:style-name="P7"><text:tab/>else</text:p>
            <text:p text:style-name="P7"><text:tab/>{</text:p>
            <text:p text:style-name="P7"><text:tab/><text:tab/>int lastVal = Sum( i - 1 );</text:p>
            <text:p text:style-name="P7"><text:tab/><text:tab/>return lastVal + i - 1;</text:p>
            <text:p text:style-name="P7"><text:tab/>}</text:p>
            <text:p text:style-name="P7">}</text:p>
          </table:table-cell>
        </table:table-row>
      </table:table>
      <text:p text:style-name="P2"/>
      <text:p text:style-name="P2"/>
      <text:p text:style-name="P2">3.<text:tab/>Write a version of this function that is recursive instead of iterative:<text:lin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void TaxItem( float prices[], int size )</text:p>
            <text:p text:style-name="Table_20_Contents">{</text:p>
            <text:p text:style-name="Table_20_Contents"><text:tab/>for ( int i = 0; i &lt; size; i++ )</text:p>
            <text:p text:style-name="Table_20_Contents"><text:tab/>{</text:p>
            <text:p text:style-name="Table_20_Contents"><text:tab/><text:tab/>prices[i] = prices[i] + ( prices[ i ] * 0.8 );</text:p>
            <text:p text:style-name="Table_20_Contents"><text:tab/>}</text:p>
            <text:p text:style-name="Table_20_Contents">}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WW-Heading1" style:family="paragraph" style:parent-style-name="Standard">
      <style:paragraph-properties fo:margin-top="0.1654in" fo:margin-bottom="0.0827in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ecursion -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7-24T11:57:13</dc:date>
    <meta:editing-duration>PT3H32M35S</meta:editing-duration>
    <meta:editing-cycles>260</meta:editing-cycles>
    <meta:generator>LibreOffice/3.5$Linux_X86_64 LibreOffice_project/350m1$Build-2</meta:generator>
    <meta:document-statistic meta:table-count="3" meta:image-count="0" meta:object-count="0" meta:page-count="1" meta:paragraph-count="34" meta:word-count="142" meta:character-count="666" meta:non-whitespace-character-count="521"/>
  </office:meta>
</office:document-meta>
</file>